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1C00001E7E17C6DAD6.svm"/>
  <manifest:file-entry manifest:media-type="" manifest:full-path="Pictures/20000007000038BF0000383AB9A8EF64.svm"/>
  <manifest:file-entry manifest:media-type="" manifest:full-path="Pictures/20000007000045F90000251C9B008309.svm"/>
  <manifest:file-entry manifest:media-type="" manifest:full-path="Pictures/2000000700003D80000032F583C63EAC.svm"/>
  <manifest:file-entry manifest:media-type="" manifest:full-path="Pictures/2000000700003A6600002D951C44DBAF.svm"/>
  <manifest:file-entry manifest:media-type="" manifest:full-path="Pictures/20000007000061FC000046B37B1F6B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start" style:justify-single-word="false"/>
      <style:text-properties style:font-name="Times New Roman" fo:background-color="#ffffff"/>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justify" style:justify-single-word="false"/>
      <style:text-properties fo:color="#000000" style:font-name="Courier New1" fo:font-size="12pt" fo:background-color="#ffffff"/>
    </style:style>
    <style:style style:name="P7" style:family="paragraph" style:parent-style-name="Preformatted_20_Text">
      <style:paragraph-properties fo:margin-top="0cm" fo:margin-bottom="0.499cm" fo:text-align="justify" style:justify-single-word="false" fo:background-color="#ffffff">
        <style:background-image/>
      </style:paragraph-properties>
      <style:text-properties fo:color="#000000" style:font-name="Times New Roman" fo:font-size="12pt"/>
    </style:style>
    <style:style style:name="P8" style:family="paragraph" style:parent-style-name="Preformatted_20_Text">
      <style:paragraph-properties fo:text-align="justify" style:justify-single-word="false" fo:background-color="#ffffff">
        <style:background-image/>
      </style:paragraph-properties>
      <style:text-properties fo:color="#000000" style:font-name="Times New Roman" fo:font-size="12pt"/>
    </style:style>
    <style:style style:name="P9" style:family="paragraph" style:parent-style-name="Preformatted_20_Text">
      <style:paragraph-properties fo:text-align="justify" style:justify-single-word="false" fo:background-color="#ffffff">
        <style:background-image/>
      </style:paragraph-properties>
      <style:text-properties fo:color="#000000" style:font-name="Times New Roman" fo:font-size="12pt" fo:font-style="italic"/>
    </style:style>
    <style:style style:name="P10" style:family="paragraph" style:parent-style-name="Preformatted_20_Text">
      <style:paragraph-properties fo:text-align="justify" style:justify-single-word="false" fo:background-color="#ffffff">
        <style:background-image/>
      </style:paragraph-properties>
      <style:text-properties fo:color="#808080" style:font-name="Times New Roman" fo:font-size="12pt" fo:font-style="italic"/>
    </style:style>
    <style:style style:name="P11" style:family="paragraph" style:parent-style-name="Preformatted_20_Text">
      <style:paragraph-properties fo:text-align="justify" style:justify-single-word="false" fo:background-color="#ffffff">
        <style:background-image/>
      </style:paragraph-properties>
      <style:text-properties style:font-name="Times New Roman"/>
    </style:style>
    <style:style style:name="P12" style:family="paragraph" style:parent-style-name="Preformatted_20_Text">
      <style:paragraph-properties fo:text-align="start" style:justify-single-word="false"/>
      <style:text-properties style:font-name="Times New Roman" fo:background-color="#ffffff"/>
    </style:style>
    <style:style style:name="P13" style:family="paragraph" style:parent-style-name="Preformatted_20_Text">
      <style:paragraph-properties fo:text-align="start" style:justify-single-word="false"/>
      <style:text-properties fo:color="#000000" style:font-name="Times New Roman" fo:font-size="12pt" fo:background-color="#ffffff"/>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start" style:justify-single-word="false"/>
      <style:text-properties fo:color="#666666" style:font-name="Times New Roman" fo:font-size="12pt" fo:font-style="italic" fo:background-color="#ffffff" style:font-style-asian="italic" style:font-style-complex="italic"/>
    </style:style>
    <style:style style:name="P16" style:family="paragraph" style:parent-style-name="Standard">
      <style:paragraph-properties fo:text-align="start" style:justify-single-word="false"/>
      <style:text-properties fo:color="#666666" style:font-name="Times New Roman" fo:font-size="12pt" fo:background-color="#ffffff"/>
    </style:style>
    <style:style style:name="P17" style:family="paragraph" style:parent-style-name="Standard" style:list-style-name="L3">
      <style:paragraph-properties fo:text-align="justify" style:justify-single-word="false"/>
      <style:text-properties fo:color="#666666" style:font-name="Times New Roman"/>
    </style:style>
    <style:style style:name="P18" style:family="paragraph" style:parent-style-name="Standard">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list-style-name="L4">
      <style:paragraph-properties fo:text-align="justify" style:justify-single-word="false"/>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list-style-name="L3">
      <style:paragraph-properties fo:text-align="justify" style:justify-single-word="false"/>
      <style:text-properties style:font-name="Times New Roman"/>
    </style:style>
    <style:style style:name="P23" style:family="paragraph" style:parent-style-name="Preformatted_20_Text">
      <style:paragraph-properties fo:text-align="start" style:justify-single-word="false"/>
      <style:text-properties fo:color="#666666" style:font-name="Times New Roman" fo:font-size="12pt" fo:background-color="#ffffff"/>
    </style:style>
    <style:style style:name="P24" style:family="paragraph" style:parent-style-name="Preformatted_20_Text">
      <style:paragraph-properties fo:text-align="justify" style:justify-single-word="false"/>
      <style:text-properties fo:color="#666666" style:font-name="Times New Roman" fo:font-size="12pt" fo:background-color="#ffffff"/>
    </style:style>
    <style:style style:name="P25" style:family="paragraph" style:parent-style-name="Heading_20_3">
      <style:paragraph-properties fo:text-align="justify" style:justify-single-word="false"/>
      <style:text-properties style:font-name="Times New Roman" fo:font-size="18pt" style:font-size-asian="18pt" style:font-size-complex="18pt"/>
    </style:style>
    <style:style style:name="P26" style:family="paragraph" style:parent-style-name="Heading_20_3">
      <style:paragraph-properties fo:text-align="justify" style:justify-single-word="false"/>
      <style:text-properties style:font-name="Times New Roman"/>
    </style:style>
    <style:style style:name="P27" style:family="paragraph" style:parent-style-name="Text_20_body">
      <style:paragraph-properties fo:text-align="justify" style:justify-single-word="false"/>
      <style:text-properties style:font-name="Times New Roman" fo:font-size="18pt" style:font-size-asian="18pt" style:font-size-complex="18pt"/>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8000" fo:font-weight="bold"/>
    </style:style>
    <style:style style:name="T4" style:family="text">
      <style:text-properties fo:color="#008000" fo:font-size="12pt" fo:font-weight="bold"/>
    </style:style>
    <style:style style:name="T5" style:family="text">
      <style:text-properties fo:color="#008000" fo:font-style="italic" fo:font-weight="bold"/>
    </style:style>
    <style:style style:name="T6" style:family="text">
      <style:text-properties fo:color="#808080" fo:font-style="italic"/>
    </style:style>
    <style:style style:name="T7" style:family="text">
      <style:text-properties fo:color="#808080" fo:font-size="12pt" fo:font-style="italic"/>
    </style:style>
    <style:style style:name="T8" style:family="text">
      <style:text-properties fo:color="#000000"/>
    </style:style>
    <style:style style:name="T9" style:family="text">
      <style:text-properties fo:color="#000000" fo:font-size="12pt"/>
    </style:style>
    <style:style style:name="T10" style:family="text">
      <style:text-properties fo:color="#000000" fo:font-size="12pt" fo:background-color="#ffffff"/>
    </style:style>
    <style:style style:name="T11" style:family="text">
      <style:text-properties fo:color="#000000" style:font-name="Courier New1" fo:font-size="12pt" fo:background-color="#ffffff"/>
    </style:style>
    <style:style style:name="T12" style:family="text">
      <style:text-properties fo:font-style="normal" style:font-style-asian="normal" style:font-style-complex="normal"/>
    </style:style>
    <style:style style:name="T13" style:family="text">
      <style:text-properties fo:color="#b2b2b2" fo:font-size="12pt" fo:background-color="#ffffff"/>
    </style:style>
    <style:style style:name="T14" style:family="text">
      <style:text-properties fo:color="#666666"/>
    </style:style>
    <style:style style:name="T15" style:family="text">
      <style:text-properties fo:color="#666666" fo:font-size="12pt"/>
    </style:style>
    <style:style style:name="T16" style:family="text">
      <style:text-properties fo:color="#666666" fo:font-size="12pt" fo:font-style="italic" fo:background-color="#ffffff" style:font-style-asian="italic" style:font-style-complex="italic"/>
    </style:style>
    <style:style style:name="T17" style:family="text">
      <style:text-properties fo:color="#666666" fo:font-size="12pt"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1. Development:</text:h>
      <text:p text:style-name="P27"/>
      <text:p text:style-name="P1">Due to the fact that we had to learn Python in the beginning of the projekt we went through other projects and OpenSource code to get a feeling how to implement ideas with Python and graphic images and collision detection with Pygame to create a fully functioning engine. This turned out to be very useful as we learned how powerful Python in combination with Pygame really is and to get a ideas what is possible to implement in a 2D graphic game and what wasn't. To learn programming in Python we mainly used a book called "Making Games with Python and Pygame" by Al Sweigart and the online tutorial for Python on codeacademy.com – next to other sources. </text:p>
      <text:p text:style-name="P1"/>
      <text:p text:style-name="P1">Python was the first game that we have developed and we were on new terrain, especially concerning a couple of requirements such as a graphic engine which would constantly display freely moving imagery or user input which was to be checked frequently and multiple times per second. Furthermore the user would be completely free in the choice of his input. These were just a couple of challenges which we managed to conquer better and better (and more efficiently) over the duration of the project. Frequently we changed and re-engineered functions and parts of the code in order to improve or restructure them to add new aspects and functionalities. </text:p>
      <text:p text:style-name="P1"/>
      <text:p text:style-name="P1">The development turned out to be an evolutionary development. A lot which has found its place in the game wasn't planned in the beginning and a lot we had hoped to implement didn't quite work out the way we wanted it to or didnt fit in with the rest of the gameplay and was thrown out. The best and most efficient possibility to create a 2D map at the beginning of the project was to map a 2D array with different elements protraying different elements of the game and to render this map line by line to the screen. Player movement, environment detection and an algorithm which handled the user's input code and checked it for errors were three main parts of the development. </text:p>
      <text:p text:style-name="P1">We implemented among other functionality two different collision-detection-algorithms, but more about that later in another chapter. </text:p>
      <text:p text:style-name="P1">At the moment the game only works under the precondition that Python and Pygame are installed on the executing system. </text:p>
      <text:p text:style-name="P1"/>
      <text:p text:style-name="P1">Pythonia is not based on classes but on global variables and the controlled setting and accessing of them in functions. Pythonia has on the one hand a relatively small group of important global variables which are accessed frequently but on the other a lot of background-variables which are nevertheless important to the functionality. So why didnt we develop Pythonia in a object-oriented way? The following reasons shed some light on the matter:</text:p>
      <text:p text:style-name="P1"/>
      <text:p text:style-name="P1">The draft of an architecture at the beginning of the project made obvious that there were too many variables which we couldnt assign unambiguously to a class. Furthermore we didn't know which variables were absolutely necessary and which were just dead weight. We drafted an architecture with a lot of classes which had only a few variables but which unnecessarily increased the size of the systemarchitecture. Inheritance or the fusion of classes were out of the option as we couldn't find a common denominator as we knew too little about the matter on hand. </text:p>
      <text:p text:style-name="P1"/>
      <text:p text:style-name="P1">Pythonia was an evolutionary developement. Based on a graphic engine and a rough idea we advanced bit by bit and implemented new additions, ideas and improvements. This began with the implementation of different graphics and sound up to the implementation of a collision detection of coins, graphics, cacti, enemies, a display of health points and hearts to collect. A final form in which the game would have been completed was never the goal and was never drafted. </text:p>
      <text:p text:style-name="P1"/>
      <text:p text:style-name="P1"/>
      <text:p text:style-name="P1"><text:soft-page-break/>On a personal note and experience from the projects we worked on object-oriented programming is especially useful if it is possible to draft a valid system-architecture in which you can set classes, variables and functionality on which is hold on to. This was not the case while developing Pythonia – the project was one of the first big programming projects that we were completely on our own on and at the beginning chaos ruled. On a daily bases we moved the access to variables into other functions, we restructured calls of functionality (to improve the elegance of the code or simply to provide more functionality), parts were deleted or rewritten and new components were added to the game. The most errors we stumbled over were of the category that we didn't expect them, didn't know what caused them and didn't even know they could appear. To fix those bugs the concept and the design were restructured and revised countless times. To maintain a valid representative system architecture would have been complicated and a lot of work, but would not have provided any additional use during the fast changing development. Especially if the fact is taken into consideration that a lot of components were implemented which we didn't consider in the beginning but influenced great parts of the landscape of the system. </text:p>
      <text:p text:style-name="P1"/>
      <text:p text:style-name="P1">A subsequent restructuring of Pythonia into classes is principally possible, would increase the lucidity of the programm and allow others who like to develop object-oriented to improve the game in the future and to add new aspects. For us it would have been wasted effort as the game is not very complex at the moment and the functionality and the structure are overseeable ordered. Furthermore the structure of the code easily allowed us to maintain the code and to implement bug fixes. Furthermore it would not have been possible to restructure the game during the process of development as we were in a short time frame and had big ideas for the time frame. Up to three days previous to the lecture with the students who played our game we implemented new components. The last three days we mainly used for testing and implementing bug fix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5" text:outline-level="3"><text:soft-page-break/>2. Pythonia construct:</text:h>
      <text:p text:style-name="P1"/>
      <text:p text:style-name="P1">The construct of Pythonia is split into two completely independent parts. Part one is the graphical game GUI of the 2D Jump-and-Run game. In part two the player will learn how to programm in Python. The two parts are completely independent and each can be executed on its own. This was, especially for testing and avoiding crashes a great requirement for us. The only communication between them is done via a text file called communication_file.txt in which the game part writes a message as it starts the coding part. While the coding window remains open, the game gets slowed down to 1FPS (and subsequently to 1 input per second). If the coding window gets closed (by the player pressing the X or by the player finishing the lesson) the text file gets emptied which is the signal for the game to continue as usual. </text:p>
      <text:p text:style-name="P1"/>
      <text:h text:style-name="P26" text:outline-level="3">2.1 The game: </text:h>
      <text:p text:style-name="P28">The game itself mainly is based on a game loop which is executed continuously at a maximum of thiry times per second. User input is collected and handled in each loop. A big section of the game mechanics base on the movement of the character, the camera guidance and the environment. In each run of the loop all possible ways of movement for the player are calculated and its hitbox is checked for collisions with elements in the environment. </text:p>
      <text:p text:style-name="P28"><draw:frame draw:style-name="fr1" draw:name="Grafik1" text:anchor-type="paragraph" svg:y="0.265cm" svg:width="14.527cm" svg:height="14.393cm" draw:z-index="0"><draw:image xlink:href="Pictures/20000007000038BF0000383AB9A8EF64.svm" xlink:type="simple" xlink:show="embed" xlink:actuate="onLoad"/></draw:frame></text:p>
      <text:p text:style-name="P28"><text:soft-page-break/>The environment consists of coins and hearts which are collectables, enemies and cacti who subtract life points from the characters life bar if a collision is detected and flags which either lead to the next level or to the Python lessons. </text:p>
      <text:p text:style-name="P28"><draw:frame draw:style-name="fr2" draw:name="Grafik2" text:anchor-type="paragraph" svg:width="16.999cm" svg:height="9.015cm" draw:z-index="1"><draw:image xlink:href="Pictures/20000007000045F90000251C9B008309.svm" xlink:type="simple" xlink:show="embed" xlink:actuate="onLoad"/></draw:frame></text:p>
      <text:p text:style-name="P14">The collision detection of the player, the environment and the walls in the levels are divided into two different algorithms. This is so because the algorithm for the collision detection of coins, enemies, flags, hearts and cacti was developed continously in order to implement new elements into the environment which all had different sized hitboxes. The algorithm to detect wall / floor / ceiling remained nearly unchanged once it has been successfully implemented. </text:p>
      <text:p text:style-name="P14"><draw:frame draw:style-name="fr3" draw:name="Grafik3" text:anchor-type="paragraph" svg:y="-0.104cm" svg:width="14.951cm" svg:height="11.668cm" draw:z-index="2"><draw:image xlink:href="Pictures/2000000700003A6600002D951C44DBAF.svm" xlink:type="simple" xlink:show="embed" xlink:actuate="onLoad"/></draw:frame></text:p>
      <text:p text:style-name="P14"><text:soft-page-break/>The maps are based on an easily adaptable 2D array which evolutionized from a hardcoded map including variables for each element in the environment such as coins for instance to an interactive element in the structure of Pythonia. The "rows" in the 2D array have to have the same length as the variable LEVELWIDTH which is used to calculate the hitboxes of walls are only taken from the first row –<text:span text:style-name="T2"> len ( level( [ 0 ] )</text:span> - and <text:s/>later on we iterate over all rows with those measures. <text:s/></text:p>
      <text:p text:style-name="P1">The environment of a level is set by varying characters in the 2D array:</text:p>
      <text:p text:style-name="P1"><draw:frame draw:style-name="fr2" draw:name="Grafik4" text:anchor-type="paragraph" svg:width="16.999cm" svg:height="6.992cm" draw:z-index="3"><draw:image xlink:href="Pictures/2000000700004A1C00001E7E17C6DAD6.svm" xlink:type="simple" xlink:show="embed" xlink:actuate="onLoad"/></draw:frame></text:p>
      <text:p text:style-name="P3"/>
      <text:p text:style-name="P8"><text:tab/></text:p>
      <text:p text:style-name="P11"><text:span text:style-name="T9">BLANK = </text:span><text:span text:style-name="T4">'.' </text:span><text:span text:style-name="T7"># No hitbox and the background graphic is visible</text:span></text:p>
      <text:p text:style-name="P10"/>
      <text:p text:style-name="P8">BLOCK = <text:span text:style-name="T3">'0' </text:span><text:span text:style-name="T6"># wall/ceiling/floor <text:s/>(If the block of a row is directly below another block (or there is no other block above it as the map ended) the block will be displayed in a different graphic than a block which displays a floor – as in there is no block above it but walking space. This was solved in an earlier version with another equivalent level which would render graphics over the ones from the first level, but we developed a piece of code which automatically rendered it correctly based on only one level. #Level Environment Renderin#) </text:span></text:p>
      <text:p text:style-name="P9"/>
      <text:p text:style-name="P8"><text:span text:style-name="T12">KILL </text:span><text:span text:style-name="T6">= </text:span><text:span text:style-name="T5">'1' </text:span><text:span text:style-name="T6"># Cacti </text:span><text:span text:style-name="T1">(not collectable) </text:span></text:p>
      <text:p text:style-name="P9"/>
      <text:p text:style-name="P8">COIN = <text:span text:style-name="T3">'3' </text:span><text:span text:style-name="T6"># Coins</text:span><text:span text:style-name="T1"> (collectable) </text:span></text:p>
      <text:p text:style-name="P9"/>
      <text:p text:style-name="P8">FLAGDOWN = <text:span text:style-name="T3">'4' </text:span><text:span text:style-name="T6"># Flag – Graphik 1 </text:span><text:span text:style-name="T1">(down) </text:span></text:p>
      <text:p text:style-name="P9"/>
      <text:p text:style-name="P8">FLAGUP = <text:span text:style-name="T3">'5' </text:span><text:span text:style-name="T6"># Flag – Graphik 2 <text:s/></text:span><text:span text:style-name="T1">(up – the flag will be changed from down to up if a collision between the hitboxes of character and flag is detected)</text:span></text:p>
      <text:p text:style-name="P9"/>
      <text:p text:style-name="P7">HEART = <text:span text:style-name="T3">'6' </text:span><text:span text:style-name="T6"># HP Hearts </text:span><text:span text:style-name="T1">(collectable)</text:span></text:p>
      <text:p text:style-name="P3"/>
      <text:p text:style-name="P3"/>
      <text:p text:style-name="P3"/>
      <text:p text:style-name="P3"/>
      <text:p text:style-name="P3"/>
      <text:p text:style-name="P3"/>
      <text:p text:style-name="P3"/>
      <text:p text:style-name="P3"/>
      <text:p text:style-name="P3"><text:soft-page-break/>Hearts, coins, flags and cacti were implemented by an element each. Later on I designed and implemented a special algorithm which saved us a lot of work. Instead <text:s/>of programming a specific variable fixed into the code the algorithm reads the level in which the character is at the moment and initiates automatically a variable per element on its own. The algorith consists of multiple functions to maintain the overview:</text:p>
      <text:p text:style-name="P6"/>
      <text:p text:style-name="P6"/>
      <text:p text:style-name="P5"><text:span text:style-name="T11"><text:tab/></text:span><text:span text:style-name="T10">prepare_level(level_counter)</text:span><text:span text:style-name="T13"> </text:span><text:span text:style-name="T16"># Biggest and a very fundamental function of the game: <text:tab/>prepares the level and loads them – the algorithm is set together in this function. </text:span></text:p>
      <text:p text:style-name="P15"/>
      <text:p text:style-name="P4"><text:span text:style-name="T17"><text:tab/></text:span><text:span text:style-name="T9">find_elem_in_2d_coordinates(elem, list2D) </text:span><text:span text:style-name="T15"># <text:s/>specific elements will be read from a 2D <text:tab/>array and returned as a list of tuple coordinates.</text:span></text:p>
      <text:p text:style-name="P16"/>
      <text:p text:style-name="P12"><text:span text:style-name="T9"><text:tab/>setcoins(map_array) </text:span><text:span text:style-name="T15"># find_elem execution for coins and initiation of the variables for coins</text:span></text:p>
      <text:p text:style-name="P23"/>
      <text:p text:style-name="P13"><text:tab/>setbarbs(map_array) <text:span text:style-name="T14"># find_elem execution for cacti and initiation of the variables for cacti</text:span></text:p>
      <text:p text:style-name="P23"/>
      <text:p text:style-name="P13"><text:tab/>sethearts(map_array) <text:span text:style-name="T14"># find_elem execution for hearts and initiation of the variables for <text:tab/>hearts</text:span></text:p>
      <text:p text:style-name="P23"/>
      <text:p text:style-name="P13"><text:tab/>setflags(map_array) <text:span text:style-name="T14"># find_elem execution for flags and initiaion of the variables for flags</text:span></text:p>
      <text:p text:style-name="P24"/>
      <text:p text:style-name="P24"><draw:frame draw:style-name="fr4" draw:name="Grafik5" text:anchor-type="paragraph" svg:width="13.684cm" svg:height="11.448cm" draw:z-index="4"><draw:image xlink:href="Pictures/2000000700003D80000032F583C63EAC.svm" xlink:type="simple" xlink:show="embed" xlink:actuate="onLoad"/></draw:frame></text:p>
      <text:p text:style-name="P3">The enemy could not be implemented in this algorithm as an enemy has too many variables which are not set automatically. This is based on the facts that enemies move with different speed, over varying lengths and in different directions from their starting position. It would have been possible to implement a setting of the enemies as well but a lot of flexibility in their behavior would have been lost. </text:p>
      <text:p text:style-name="P3"/>
      <text:h text:style-name="P26" text:outline-level="3"><text:soft-page-break/>2.2 The lesson implementation:</text:h>
      <text:p text:style-name="P14">The main part and the biggest effort to develop was a function which checks the input code by the user in three points:</text:p>
      <text:list xml:id="list8188739384352126338" text:style-name="L1">
        <text:list-item>
          <text:p text:style-name="P30">It checks for executability.</text:p>
        </text:list-item>
        <text:list-item>
          <text:p text:style-name="P30">It compares the output of the user's code (with &lt;print&gt;) <text:s/>with the solution. </text:p>
        </text:list-item>
        <text:list-item>
          <text:p text:style-name="P30">It checks if the required variables are existing and if they have the correct value. </text:p>
        </text:list-item>
      </text:list>
      <text:p text:style-name="P14"/>
      <text:p text:style-name="P14">The function in which this functionality is implemented is called "checkRunCode()". At first the executability is being checked with the exec-function of Python. If no syntax-errors appear the user's output is compared with the function "checkStringCode(solutionoutput)". Next the function "addCode(addedCode)" tests whether the demanded variables exist and if so it checks the values of those variables. The added code is part of the data set of a lesson. If an error is recognized by the code the error is appended to an error list. At the end of the process the error list is being checked: when the list is not empty the found errors will be displayed in the command line frame. When it is empty the player must have done everything right and a corresponding message is displayed in the command line frame. Furthermore an additional button is shown which allows the player to continue to the next lesson or in case it was the last sub-lesson of a lesson it leads back to the game. </text:p>
      <text:p text:style-name="P14"><draw:frame draw:style-name="fr2" draw:name="Grafik6" text:anchor-type="paragraph" svg:width="16.999cm" svg:height="12.264cm" draw:z-index="5"><draw:image xlink:href="Pictures/20000007000061FC000046B37B1F6B7D.svm" xlink:type="simple" xlink:show="embed" xlink:actuate="onLoad"/></draw:frame></text:p>
      <text:p text:style-name="P14">The fundamental user function which are displayed with buttons are the following: </text:p>
      <text:list xml:id="list1376233388388911775" text:style-name="L4">
        <text:list-item>
          <text:p text:style-name="P20">The Archiv-function: (archive)</text:p>
          <text:p text:style-name="P20">This function allows the user to access old, already completed lessons in case the user wants to repeat those lessons or needs to look something up.</text:p>
          <text:p text:style-name="P20"/>
        </text:list-item>
        <text:list-item>
          <text:p text:style-name="P20"><text:soft-page-break/>The Weiter-function: (continue)</text:p>
          <text:p text:style-name="P20">This button is only displayed in a lesson when the next lesson has been unlocked before. Meaning the current lesson has been successfully completed. </text:p>
        </text:list-item>
        <text:list-item>
          <text:p text:style-name="P20">The Check-Code-function: (checkRunCode)</text:p>
          <text:p text:style-name="P20">This function checks the input of the user for executability, for the correct output and for the correct values in demanded variables. </text:p>
        </text:list-item>
        <text:list-item>
          <text:p text:style-name="P20">Reset-Code-function: (reset)</text:p>
          <text:p text:style-name="P20">This function resets the code at any given point in time the button is activated to the original state at the beginning of the lesson. The given code at the beginning of each lesson is saved in the data set of a lesson. </text:p>
        </text:list-item>
      </text:list>
      <text:p text:style-name="P1"/>
      <text:p text:style-name="P1">The data set of a lection which contains all necessary information for the lesson and the review of the user's code is built from the following variables:</text:p>
      <text:p text:style-name="P1"/>
      <text:list xml:id="list1609475672729737023" text:style-name="L3">
        <text:list-item>
          <text:p text:style-name="P19">LessonX_X_ Text <text:span text:style-name="T14"># Instructiontext</text:span></text:p>
        </text:list-item>
        <text:list-item>
          <text:p text:style-name="P19">LessonX_X_GivenCode<text:span text:style-name="T14"> # Given code</text:span></text:p>
        </text:list-item>
        <text:list-item>
          <text:p text:style-name="P22">LessonX_X_StringBoolean <text:span text:style-name="T14"># &lt;True&gt;, <text:s/>if the output is supposed to be checked.</text:span></text:p>
        </text:list-item>
        <text:list-item>
          <text:p text:style-name="P22">LessonX_X_SolutionOutput <text:span text:style-name="T14"># Solution output</text:span></text:p>
        </text:list-item>
        <text:list-item>
          <text:p text:style-name="P22">LessonX_X_AddedCodeBoolean <text:span text:style-name="T14"># &lt;True&gt;, if the value of variables is supposed to be checked. </text:span></text:p>
        </text:list-item>
        <text:list-item>
          <text:p text:style-name="P22">LessonX_X_AddedCode <text:span text:style-name="T14"># Code which gets appended to the user's code in order to check for variables and to compare their values.</text:span></text:p>
        </text:list-item>
        <text:list-item>
          <text:p text:style-name="P22">LessonX_X_Name <text:span text:style-name="T14"># Name of the lesson which is being displayed on the button in the archive-function. </text:span></text:p>
          <text:p text:style-name="P17"/>
        </text:list-item>
        <text:list-item>
          <text:p text:style-name="P22"><text:span text:style-name="T8">LessonX_X_SolutionCode</text:span><text:span text:style-name="T14"> # This variable is not necessary for the execution of the system and its only purpose is that we are able to control our solutions based on one possible way of programming a working solution to a task. <text:s/></text:span></text:p>
        </text:list-item>
      </text:list>
      <text:p text:style-name="P3"/>
      <text:p text:style-name="P3"/>
      <text:h text:style-name="P25" text:outline-level="3">Possible Improvements of Pythonia:</text:h>
      <text:p text:style-name="P3"/>
      <text:p text:style-name="P3">Depending on the style of programming one prefers the first possible improvement concerns the way Pythonia is structured: it would be possible to restructure Pythonia in order to programm it object-oriented. Perhaps the overview, maintanance and the implementation of additional content would be simplified. But as mentioned above this was not a goal we set for ourselves and was also not necessary. </text:p>
      <text:p text:style-name="P3"/>
      <text:p text:style-name="P3">Further it is possible to make the algorithms for the initiation and the handling of elements in a map (Coins/Hearts/Cacti/Flags) more efficient. For example he could delete unnecessary variables – e.g. <text:s/>delete the list remaining_(element) and rebuild the code so elements which have been collected end up being deleted from the main list of that element.</text:p>
      <text:p text:style-name="P3"/>
      <text:p text:style-name="P3">A wish one student expressed during the lecture which we thought of too but didnt find its way into the gameplay of the game due to the short time frame was the following: the character should be able to "kill" enemies by jumping on top of them. This would be possible with a control in case the hitbox of the character collides with the hitbox of an enemy: check if the player is moving downward and from which side the hitbox of the enemy was entered. </text:p>
      <text:p text:style-name="P3"/>
      <text:p text:style-name="P3"/>
      <text:p text:style-name="P3"><text:soft-page-break/>The two collision algorithms could also be fused together in a bigger restructuring of the code. But in this case the disadvantages outweighed the advantages of such a fusion for us: The current struction and division of the collision detection algorithms made it possible to easily implement new elements into the environment of the game without touching the fundamental collision detection algorithm which detects walls/floors/ceilings. </text:p>
      <text:p text:style-name="P3"/>
      <text:p text:style-name="P3">A few hours before the lecture we found a small bug which we were not able to fix in such a short time: in case the character is directly between a wall and an enemy and runs into the enemy the game engine sets him back into the wall which leads to the game crashing. As it was only a minor bug (which in the end lead to a crash in only one case out of over twenty students) we didnt fix it. The best solution to fix the bug in the future would be to use the wall collision detection code and to <text:s/>only reset the players location if there was enough space around him. </text:p>
      <text:p text:style-name="P3"/>
      <text:p text:style-name="P3">An improvement for the coding part of the game would be a function that saves the user input in case the user enters the archive to look something up and loads it back into the coding frame whenever the user returns to the same lesson. </text:p>
      <text:p text:style-name="P3"/>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47M21S</meta:editing-duration>
    <meta:editing-cycles>20</meta:editing-cycles>
    <meta:generator>OpenOffice/4.1.1$Win32 OpenOffice.org_project/411m6$Build-9775</meta:generator>
    <dc:date>2015-07-03T11:33:59.55</dc:date>
    <meta:document-statistic meta:table-count="0" meta:image-count="6" meta:object-count="0" meta:page-count="9" meta:paragraph-count="66" meta:word-count="2810" meta:character-count="16438"/>
    <meta:user-defined meta:name="Info 1"/>
    <meta:user-defined meta:name="Info 2"/>
    <meta:user-defined meta:name="Info 3"/>
    <meta:user-defined meta:name="Info 4"/>
  </office:meta>
</office:document-meta>
</file>